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adornments="Regular" style:font-pitch="variable" style:font-charset="x-symbol"/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 style:list-style-name="WWNum1"/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Bookmark"/><text:span text:style-name="T1">Apuntes dispositivas TFG Gimeno</text:span></text:p>
      <text:p text:style-name="Standard"/>
      <text:p text:style-name="P1"/>
      <text:p text:style-name="Standard"/>
      <text:p text:style-name="Standard">jhwkjhflk</text:p>
      <text:p text:style-name="Standard"/>
      <text:p text:style-name="Standard"><text:span text:style-name="T2">BUSCAR SI HAY COMENTARIOS ESCONDIDOS EN LAS DIAPOSITIVAS</text:span></text:p>
      <text:p text:style-name="P1"/>
      <text:p text:style-name="Standard"><text:span text:style-name="T3">Objetivos</text:span></text:p>
      <text:p text:style-name="Standard"/>
      <text:p text:style-name="Standard">hfjehkfj</text:p>
      <text:p text:style-name="Standard"/>
      <text:p text:style-name="Standard"/>
      <text:p text:style-name="Standard"/>
      <text:p text:style-name="Standard"><text:span text:style-name="T3">Materiales y métodos</text:span></text:p>
      <text:p text:style-name="Standard"/>
      <text:p text:style-name="Standard">fhekjhfe</text:p>
      <text:p text:style-name="Standard"/>
      <text:p text:style-name="Standard"/>
      <text:p text:style-name="Standard"><text:span text:style-name="T3">Resultados</text:span></text:p>
      <text:p text:style-name="Standard"/>
      <text:p text:style-name="Standard">kjhfkjeh</text:p>
      <text:p text:style-name="Standard"/>
      <text:p text:style-name="Standard"/>
      <text:p text:style-name="Standard"/>
      <text:p text:style-name="Standard"/>
      <text:p text:style-name="Standard"><text:span text:style-name="T3">Compendio dudas</text:span></text:p>
      <text:p text:style-name="Standard"/>
      <text:p text:style-name="Standard">Por hacer</text:p>
      <text:list xml:id="list8440531617520833096" text:style-name="WWNum1">
        <text:list-item>
          <text:p text:style-name="P2">e</text:p>
        </text:list-item>
        <text:list-item>
          <text:p text:style-name="P2">e</text:p>
        </text:list-item>
        <text:list-item>
          <text:p text:style-name="P2">e</text:p>
        </text:list-item>
        <text:list-item>
          <text:p text:style-name="P2">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adornments="Regular" style:font-pitch="variable" style:font-charset="x-symbol"/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3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style:font-name="Times New Roman" fo:font-weight="bold" style:font-name-asian="SimSun" style:font-weight-asian="bold" style:font-weight-complex="bold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Arial2" style:font-style-complex="italic"/>
    </style:style>
    <style:style style:name="Preformatted_20_Text" style:display-name="Preformatted Text" style:family="paragraph" style:parent-style-name="Standard" style:default-outline-level="" style:list-style-name="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bjeto_20_con_20_punta_20_de_20_flecha" style:display-name="Objeto con punta de flecha" style:family="paragraph" style:parent-style-name="Standard" style:default-outline-level="" style:list-style-name=""/>
    <style:style style:name="Objeto_20_con_20_sombra" style:display-name="Objeto con sombra" style:family="paragraph" style:parent-style-name="Standard" style:default-outline-level="" style:list-style-name=""/>
    <style:style style:name="Objeto_20_sin_20_relleno" style:display-name="Objeto sin relleno" style:family="paragraph" style:parent-style-name="Standard" style:default-outline-level="" style:list-style-name=""/>
    <style:style style:name="Objeto_20_no_20_tiene_20_relleno_20_o_20_lineas" style:display-name="Objeto no tiene relleno o lineas" style:family="paragraph" style:parent-style-name="Standard" style:default-outline-level="" style:list-style-name=""/>
    <style:style style:name="Text" style:family="paragraph" style:parent-style-name="caption" style:default-outline-level="" style:list-style-name="" style:class="extra"/>
    <style:style style:name="Cuerpo_20_de_20_texto_20_justificado" style:display-name="Cuerpo de texto justificado" style:family="paragraph" style:parent-style-name="Standard" style:default-outline-level="" style:list-style-name=""/>
    <style:style style:name="Sangría_20_de_20_la_20_primera_20_línea" style:display-name="Sangría de la primera línea" style:family="paragraph" style:parent-style-name="Standard" style:default-outline-level="" style:list-style-name="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default-outline-level="" style:list-style-name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 style:default-outline-level="" style:list-style-name="">
      <style:paragraph-properties fo:text-align="center" style:justify-single-word="false"/>
    </style:style>
    <style:style style:name="Título2" style:family="paragraph" style:parent-style-name="Standard" style:default-outline-level="" style:list-style-name="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 style:default-outline-level="" style:list-style-name="">
      <style:paragraph-properties fo:margin-top="0.42cm" fo:margin-bottom="0.21cm"/>
    </style:style>
    <style:style style:name="Encabezado2" style:family="paragraph" style:parent-style-name="Standard" style:default-outline-level="" style:list-style-name="">
      <style:paragraph-properties fo:margin-top="0.42cm" fo:margin-bottom="0.21cm"/>
    </style:style>
    <style:style style:name="Línea_20_de_20_dimensiones" style:display-name="Línea de dimensiones" style:family="paragraph" style:parent-style-name="Standard" style:default-outline-level="" style:list-style-name=""/>
    <style:style style:name="Predeterminado_7e_LT_7e_Gliederung_20_1" style:display-name="Predeterminado~LT~Gliederung 1" style:family="paragraph" style:default-outline-level="" style:list-style-name="">
      <style:paragraph-properties fo:margin-top="0cm" fo:margin-bottom="0.499cm" fo:orphans="2" fo:widows="2" style:writing-mode="lr-tb"/>
      <style:text-properties fo:color="#000000" style:font-name="Arial1" fo:font-size="28pt" style:font-name-asian="Arial2" style:font-size-asian="28pt" style:font-name-complex="Arial2" style:font-size-complex="28pt"/>
    </style:style>
    <style:style style:name="Predeterminado_7e_LT_7e_Gliederung_20_2" style:display-name="Predeterminado~LT~Gliederung 2" style:family="paragraph" style:parent-style-name="Predeterminado_7e_LT_7e_Gliederung_20_1" style:default-outline-level="" style:list-style-name="">
      <style:paragraph-properties fo:margin-top="0cm" fo:margin-bottom="0.4cm"/>
      <style:text-properties fo:font-size="23pt" style:font-size-asian="23pt" style:font-size-complex="23pt"/>
    </style:style>
    <style:style style:name="Predeterminado_7e_LT_7e_Gliederung_20_3" style:display-name="Predeterminado~LT~Gliederung 3" style:family="paragraph" style:parent-style-name="Predeterminado_7e_LT_7e_Gliederung_20_2" style:default-outline-level="" style:list-style-name="">
      <style:paragraph-properties fo:margin-top="0cm" fo:margin-bottom="0.3cm"/>
      <style:text-properties fo:font-size="20pt" style:font-size-asian="20pt" style:font-size-complex="20pt"/>
    </style:style>
    <style:style style:name="Predeterminado_7e_LT_7e_Gliederung_20_4" style:display-name="Predeterminado~LT~Gliederung 4" style:family="paragraph" style:parent-style-name="Predeterminado_7e_LT_7e_Gliederung_20_3" style:default-outline-level="" style:list-style-name="">
      <style:paragraph-properties fo:margin-top="0cm" fo:margin-bottom="0.199cm"/>
    </style:style>
    <style:style style:name="Predeterminado_7e_LT_7e_Gliederung_20_5" style:display-name="Predeterminado~LT~Gliederung 5" style:family="paragraph" style:parent-style-name="Predeterminado_7e_LT_7e_Gliederung_20_4" style:default-outline-level="" style:list-style-name="">
      <style:paragraph-properties fo:margin-top="0cm" fo:margin-bottom="0.101cm"/>
    </style:style>
    <style:style style:name="Predeterminado_7e_LT_7e_Gliederung_20_6" style:display-name="Predeterminado~LT~Gliederung 6" style:family="paragraph" style:parent-style-name="Predeterminado_7e_LT_7e_Gliederung_20_5" style:default-outline-level="" style:list-style-name=""/>
    <style:style style:name="Predeterminado_7e_LT_7e_Gliederung_20_7" style:display-name="Predeterminado~LT~Gliederung 7" style:family="paragraph" style:parent-style-name="Predeterminado_7e_LT_7e_Gliederung_20_6" style:default-outline-level="" style:list-style-name=""/>
    <style:style style:name="Predeterminado_7e_LT_7e_Gliederung_20_8" style:display-name="Predeterminado~LT~Gliederung 8" style:family="paragraph" style:parent-style-name="Predeterminado_7e_LT_7e_Gliederung_20_7" style:default-outline-level="" style:list-style-name=""/>
    <style:style style:name="Predeterminado_7e_LT_7e_Gliederung_20_9" style:display-name="Predeterminado~LT~Gliederung 9" style:family="paragraph" style:parent-style-name="Predeterminado_7e_LT_7e_Gliederung_20_8" style:default-outline-level="" style:list-style-name=""/>
    <style:style style:name="Predeterminado_7e_LT_7e_Titel" style:display-name="Predeterminado~LT~Titel" style:family="paragraph" style:default-outline-level="" style:list-style-name="">
      <style:paragraph-properties fo:orphans="2" fo:widows="2" style:writing-mode="lr-tb"/>
      <style:text-properties fo:color="#000000" style:font-name="Arial1" fo:font-size="42pt" style:font-name-asian="Arial2" style:font-size-asian="42pt" style:font-name-complex="Arial2" style:font-size-complex="42pt"/>
    </style:style>
    <style:style style:name="Predeterminado_7e_LT_7e_Untertitel" style:display-name="Predeterminado~LT~Untertitel" style:family="paragraph" style:default-outline-level="" style:list-style-name="">
      <style:paragraph-properties fo:text-align="center" style:justify-single-word="false" fo:orphans="2" fo:widows="2" style:writing-mode="lr-tb"/>
      <style:text-properties style:use-window-font-color="true" style:font-name="Arial1" fo:font-size="32pt" style:font-name-asian="Arial2" style:font-size-asian="32pt" style:font-name-complex="Arial2" style:font-size-complex="32pt"/>
    </style:style>
    <style:style style:name="Predeterminado_7e_LT_7e_Notizen" style:display-name="Predeterminado~LT~Notizen" style:family="paragraph" style:default-outline-level="" style:list-style-name="">
      <style:paragraph-properties fo:margin-left="0.6cm" fo:margin-right="0cm" fo:orphans="2" fo:widows="2" fo:text-indent="-0.6cm" style:auto-text-indent="false" style:writing-mode="lr-tb"/>
      <style:text-properties style:use-window-font-color="true" style:font-name="Arial1" fo:font-size="20pt" style:font-name-asian="Arial2" style:font-size-asian="20pt" style:font-name-complex="Arial2" style:font-size-complex="20pt"/>
    </style:style>
    <style:style style:name="Predeterminado_7e_LT_7e_Hintergrundobjekte" style:display-name="Predeterminado~LT~Hintergrundobjekte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Predeterminado_7e_LT_7e_Hintergrund" style:display-name="Predeterminado~LT~Hintergrund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default" style:family="paragraph" style:default-outline-level="" style:list-style-name="">
      <style:paragraph-properties style:line-height-at-least="0.353cm" fo:orphans="2" fo:widows="2" style:writing-mode="lr-tb"/>
      <style:text-properties style:use-window-font-color="true" style:font-name="Arial1" fo:font-size="18pt" style:font-name-asian="Arial2" style:font-size-asian="18pt" style:font-name-complex="Arial2" style:font-size-complex="18pt"/>
    </style:style>
    <style:style style:name="blue1" style:family="paragraph" style:parent-style-name="default" style:default-outline-level="" style:list-style-name=""/>
    <style:style style:name="blue2" style:family="paragraph" style:parent-style-name="default" style:default-outline-level="" style:list-style-name=""/>
    <style:style style:name="blue3" style:family="paragraph" style:parent-style-name="default" style:default-outline-level="" style:list-style-name=""/>
    <style:style style:name="bw1" style:family="paragraph" style:parent-style-name="default" style:default-outline-level="" style:list-style-name=""/>
    <style:style style:name="bw2" style:family="paragraph" style:parent-style-name="default" style:default-outline-level="" style:list-style-name=""/>
    <style:style style:name="bw3" style:family="paragraph" style:parent-style-name="default" style:default-outline-level="" style:list-style-name=""/>
    <style:style style:name="orange1" style:family="paragraph" style:parent-style-name="default" style:default-outline-level="" style:list-style-name=""/>
    <style:style style:name="orange2" style:family="paragraph" style:parent-style-name="default" style:default-outline-level="" style:list-style-name=""/>
    <style:style style:name="orange3" style:family="paragraph" style:parent-style-name="default" style:default-outline-level="" style:list-style-name=""/>
    <style:style style:name="turquise1" style:family="paragraph" style:parent-style-name="default" style:default-outline-level="" style:list-style-name=""/>
    <style:style style:name="turquise2" style:family="paragraph" style:parent-style-name="default" style:default-outline-level="" style:list-style-name=""/>
    <style:style style:name="turquise3" style:family="paragraph" style:parent-style-name="default" style:default-outline-level="" style:list-style-name=""/>
    <style:style style:name="gray1" style:family="paragraph" style:parent-style-name="default" style:default-outline-level="" style:list-style-name=""/>
    <style:style style:name="gray2" style:family="paragraph" style:parent-style-name="default" style:default-outline-level="" style:list-style-name=""/>
    <style:style style:name="gray3" style:family="paragraph" style:parent-style-name="default" style:default-outline-level="" style:list-style-name=""/>
    <style:style style:name="sun1" style:family="paragraph" style:parent-style-name="default" style:default-outline-level="" style:list-style-name=""/>
    <style:style style:name="sun2" style:family="paragraph" style:parent-style-name="default" style:default-outline-level="" style:list-style-name=""/>
    <style:style style:name="sun3" style:family="paragraph" style:parent-style-name="default" style:default-outline-level="" style:list-style-name=""/>
    <style:style style:name="earth1" style:family="paragraph" style:parent-style-name="default" style:default-outline-level="" style:list-style-name=""/>
    <style:style style:name="earth2" style:family="paragraph" style:parent-style-name="default" style:default-outline-level="" style:list-style-name=""/>
    <style:style style:name="earth3" style:family="paragraph" style:parent-style-name="default" style:default-outline-level="" style:list-style-name=""/>
    <style:style style:name="green1" style:family="paragraph" style:parent-style-name="default" style:default-outline-level="" style:list-style-name=""/>
    <style:style style:name="green2" style:family="paragraph" style:parent-style-name="default" style:default-outline-level="" style:list-style-name=""/>
    <style:style style:name="green3" style:family="paragraph" style:parent-style-name="default" style:default-outline-level="" style:list-style-name=""/>
    <style:style style:name="seetang1" style:family="paragraph" style:parent-style-name="default" style:default-outline-level="" style:list-style-name=""/>
    <style:style style:name="seetang2" style:family="paragraph" style:parent-style-name="default" style:default-outline-level="" style:list-style-name=""/>
    <style:style style:name="seetang3" style:family="paragraph" style:parent-style-name="default" style:default-outline-level="" style:list-style-name=""/>
    <style:style style:name="lightblue1" style:family="paragraph" style:parent-style-name="default" style:default-outline-level="" style:list-style-name=""/>
    <style:style style:name="lightblue2" style:family="paragraph" style:parent-style-name="default" style:default-outline-level="" style:list-style-name=""/>
    <style:style style:name="lightblue3" style:family="paragraph" style:parent-style-name="default" style:default-outline-level="" style:list-style-name=""/>
    <style:style style:name="yellow1" style:family="paragraph" style:parent-style-name="default" style:default-outline-level="" style:list-style-name=""/>
    <style:style style:name="yellow2" style:family="paragraph" style:parent-style-name="default" style:default-outline-level="" style:list-style-name=""/>
    <style:style style:name="yellow3" style:family="paragraph" style:parent-style-name="default" style:default-outline-level="" style:list-style-name=""/>
    <style:style style:name="WW-Título" style:family="paragraph" style:default-outline-level="" style:list-style-name="">
      <style:paragraph-properties fo:orphans="2" fo:widows="2" style:writing-mode="lr-tb"/>
      <style:text-properties fo:color="#000000" style:font-name="Arial1" fo:font-size="42pt" style:font-name-asian="Arial2" style:font-size-asian="42pt" style:font-name-complex="Arial2" style:font-size-complex="42pt"/>
    </style:style>
    <style:style style:name="Objetos_20_de_20_fondo" style:display-name="Objetos de fondo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Fondo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Notas" style:family="paragraph" style:default-outline-level="" style:list-style-name="">
      <style:paragraph-properties fo:margin-left="0.6cm" fo:margin-right="0cm" fo:orphans="2" fo:widows="2" fo:text-indent="-0.6cm" style:auto-text-indent="false" style:writing-mode="lr-tb"/>
      <style:text-properties style:use-window-font-color="true" style:font-name="Arial1" fo:font-size="20pt" style:font-name-asian="Arial2" style:font-size-asian="20pt" style:font-name-complex="Arial2" style:font-size-complex="20pt"/>
    </style:style>
    <style:style style:name="Esquema_20_1" style:display-name="Esquema 1" style:family="paragraph" style:default-outline-level="" style:list-style-name="">
      <style:paragraph-properties fo:margin-top="0cm" fo:margin-bottom="0.499cm" fo:orphans="2" fo:widows="2" style:writing-mode="lr-tb"/>
      <style:text-properties fo:color="#000000" style:font-name="Arial1" fo:font-size="28pt" style:font-name-asian="Arial2" style:font-size-asian="28pt" style:font-name-complex="Arial2" style:font-size-complex="28pt"/>
    </style:style>
    <style:style style:name="Esquema_20_2" style:display-name="Esquema 2" style:family="paragraph" style:parent-style-name="Esquema_20_1" style:default-outline-level="" style:list-style-name="">
      <style:paragraph-properties fo:margin-top="0cm" fo:margin-bottom="0.4cm"/>
      <style:text-properties fo:font-size="23pt" style:font-size-asian="23pt" style:font-size-complex="23pt"/>
    </style:style>
    <style:style style:name="Esquema_20_3" style:display-name="Esquema 3" style:family="paragraph" style:parent-style-name="Esquema_20_2" style:default-outline-level="" style:list-style-name="">
      <style:paragraph-properties fo:margin-top="0cm" fo:margin-bottom="0.3cm"/>
      <style:text-properties fo:font-size="20pt" style:font-size-asian="20pt" style:font-size-complex="20pt"/>
    </style:style>
    <style:style style:name="Esquema_20_4" style:display-name="Esquema 4" style:family="paragraph" style:parent-style-name="Esquema_20_3" style:default-outline-level="" style:list-style-name="">
      <style:paragraph-properties fo:margin-top="0cm" fo:margin-bottom="0.199cm"/>
    </style:style>
    <style:style style:name="Esquema_20_5" style:display-name="Esquema 5" style:family="paragraph" style:parent-style-name="Esquema_20_4" style:default-outline-level="" style:list-style-name="">
      <style:paragraph-properties fo:margin-top="0cm" fo:margin-bottom="0.101cm"/>
    </style:style>
    <style:style style:name="Esquema_20_6" style:display-name="Esquema 6" style:family="paragraph" style:parent-style-name="Esquema_20_5" style:default-outline-level="" style:list-style-name=""/>
    <style:style style:name="Esquema_20_7" style:display-name="Esquema 7" style:family="paragraph" style:parent-style-name="Esquema_20_6" style:default-outline-level="" style:list-style-name=""/>
    <style:style style:name="Esquema_20_8" style:display-name="Esquema 8" style:family="paragraph" style:parent-style-name="Esquema_20_7" style:default-outline-level="" style:list-style-name=""/>
    <style:style style:name="Esquema_20_9" style:display-name="Esquema 9" style:family="paragraph" style:parent-style-name="Esquema_20_8" style:default-outline-level="" style:list-style-name=""/>
    <style:style style:name="WW-Título1" style:family="paragraph" style:default-outline-level="" style:list-style-name="">
      <style:paragraph-properties fo:orphans="2" fo:widows="2" style:writing-mode="lr-tb"/>
      <style:text-properties fo:color="#000000" style:font-name="Arial1" fo:font-size="42pt" style:font-name-asian="Arial2" style:font-size-asian="42pt" style:font-name-complex="Arial2" style:font-size-complex="42pt"/>
    </style:style>
    <style:style style:name="WW-Título12" style:family="paragraph" style:default-outline-level="" style:list-style-name="">
      <style:paragraph-properties fo:orphans="2" fo:widows="2" style:writing-mode="lr-tb"/>
      <style:text-properties fo:color="#000000" style:font-name="Arial1" fo:font-size="42pt" style:font-name-asian="Arial2" style:font-size-asian="42pt" style:font-name-complex="Arial2" style:font-size-complex="42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ListLabel_20_1" style:display-name="ListLabel 1" style:family="text">
      <style:text-properties style:font-name-asian="OpenSymbol2" style:font-name-complex="OpenSymbo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word</dc:creator>
    <meta:editing-cycles>2</meta:editing-cycles>
    <meta:creation-date>2021-05-20T17:43:00</meta:creation-date>
    <dc:date>2021-05-20T17:43:00</dc:date>
    <meta:editing-duration>P0D</meta:editing-duration>
    <meta:generator>OpenOffice/4.1.7$Win32 OpenOffice.org_project/417m1$Build-9800</meta:generator>
    <meta:document-statistic meta:table-count="0" meta:image-count="0" meta:object-count="0" meta:page-count="1" meta:paragraph-count="15" meta:word-count="33" meta:character-count="191"/>
    <meta:user-defined meta:name="AppVersion">16.000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